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a4c3" officeooo:paragraph-rsid="0005a4c3"/>
    </style:style>
    <style:style style:name="P2" style:family="paragraph" style:parent-style-name="Standard">
      <style:text-properties officeooo:rsid="000939ab" officeooo:paragraph-rsid="000939ab"/>
    </style:style>
    <style:style style:name="T1" style:family="text">
      <style:text-properties officeooo:rsid="000611ed"/>
    </style:style>
    <style:style style:name="T2" style:family="text">
      <style:text-properties officeooo:rsid="000aba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Introduction-</text:p>
      <text:p text:style-name="P1">Quadcopters have had one main method of controlling their output and it is done by recording the RPM of the rotor and then running some sort of control algorithm <text:span text:style-name="T1">to calculate a new RPM that will maintain the state of the drone. While this is a valid method of control, it does not address the physical variabilities due to many external factors. We find that if additional wind such as wind gusts are present, the thrust output of the propellor will vary regardless of the constant RPM. Some papers address this by measuring and controlling the torque output of the motor. This is subject to lots of noise and errors in measurement because strain guages high frequency noise and high noise to signal ratio. </text:span></text:p>
      <text:p text:style-name="P1"/>
      <text:p text:style-name="P2">What we suggest instead a direct thrust measurement based model which measures thrust through the use of a micro hot-wire anemometer to meausre the wind flow behind the propellor. <text:span text:style-name="T2">This value can be related to th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4:43:04.346006171</meta:creation-date>
    <dc:date>2018-05-23T15:39:38.906430567</dc:date>
    <meta:editing-duration>PT5M34S</meta:editing-duration>
    <meta:editing-cycles>1</meta:editing-cycles>
    <meta:document-statistic meta:table-count="0" meta:image-count="0" meta:object-count="0" meta:page-count="1" meta:paragraph-count="4" meta:word-count="162" meta:character-count="942" meta:non-whitespace-character-count="782"/>
    <meta:generator>LibreOffice/5.1.6.2$Linux_X86_64 LibreOffice_project/10m0$Build-2</meta:generator>
  </office:meta>
</office:document-meta>
</file>